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2" table:number-columns-repeated="5" table:default-cell-style-name="ce3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Default"/>
          <table:table-cell table:style-name="ce2" office:value-type="string">
            <text:p>Birthday Calculator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float" office:value="365">
            <text:p>365</text:p>
          </table:table-cell>
          <table:table-cell table:style-name="Default" office:value-type="string">
            <text:p><text:s/>= Number of Days in the Y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/>
          <table:table-cell table:number-columns-repeated="2" table:style-name="ce1" office:value-type="string">
            <text:p>Probability</text:p>
          </table:table-cell>
          <table:table-cell table:number-columns-repeated="2" table:style-name="ce1" office:value-type="string">
            <text:p>Estimate</text:p>
          </table:table-cell>
        </table:table-row>
        <table:table-row table:style-name="ro3">
          <table:table-cell table:number-columns-repeated="2"/>
          <table:table-cell office:value-type="string">
            <text:p>Students</text:p>
          </table:table-cell>
          <table:table-cell table:style-name="ce1" office:value-type="string">
            <text:p>(1-(i-1)/n)</text:p>
          </table:table-cell>
          <table:table-cell table:style-name="ce1" office:value-type="string">
            <text:p>No Collision</text:p>
          </table:table-cell>
          <table:table-cell table:style-name="ce1" office:value-type="string">
            <text:p>of Collision</text:p>
          </table:table-cell>
          <table:table-cell table:style-name="ce1" office:value-type="string">
            <text:p>Prob No Coll</text:p>
          </table:table-cell>
          <table:table-cell table:style-name="ce1" office:value-type="string">
            <text:p>Prob of Collison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(1-([.C10]-1)/[.$E$6])" office:value-type="float" office:value="1">
            <text:p>1.0000</text:p>
          </table:table-cell>
          <table:table-cell table:formula="of:=[.D10]" office:value-type="float" office:value="1">
            <text:p>1.0000</text:p>
          </table:table-cell>
          <table:table-cell table:formula="of:=1-[.E10]" office:value-type="float" office:value="0">
            <text:p>0.0000</text:p>
          </table:table-cell>
          <table:table-cell table:formula="of:=EXP(-[.C10]*[.C10]/(2*[.$E$6]))" office:value-type="float" office:value="0.998631074820356">
            <text:p>0.9986</text:p>
          </table:table-cell>
          <table:table-cell table:formula="of:=1-[.G10]" office:value-type="float" office:value="0.00136892517964404">
            <text:p>0.0014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(1-([.C11]-1)/[.$E$6])" office:value-type="float" office:value="0.997260273972603">
            <text:p>0.9973</text:p>
          </table:table-cell>
          <table:table-cell table:formula="of:=[.E10]*[.D11]" office:value-type="float" office:value="0.997260273972603">
            <text:p>0.9973</text:p>
          </table:table-cell>
          <table:table-cell table:formula="of:=1-[.E11]" office:value-type="float" office:value="0.00273972602739725">
            <text:p>0.0027</text:p>
          </table:table-cell>
          <table:table-cell table:formula="of:=EXP(-[.C11]*[.C11]/(2*[.$E$6]))" office:value-type="float" office:value="0.994535532760597">
            <text:p>0.9945</text:p>
          </table:table-cell>
          <table:table-cell table:formula="of:=1-[.G11]" office:value-type="float" office:value="0.00546446723940286">
            <text:p>0.0055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(1-([.C12]-1)/[.$E$6])" office:value-type="float" office:value="0.994520547945205">
            <text:p>0.9945</text:p>
          </table:table-cell>
          <table:table-cell table:formula="of:=[.E11]*[.D12]" office:value-type="float" office:value="0.991795834115219">
            <text:p>0.9918</text:p>
          </table:table-cell>
          <table:table-cell table:formula="of:=1-[.E12]" office:value-type="float" office:value="0.00820416588478135">
            <text:p>0.0082</text:p>
          </table:table-cell>
          <table:table-cell table:formula="of:=EXP(-[.C12]*[.C12]/(2*[.$E$6]))" office:value-type="float" office:value="0.987746920760699">
            <text:p>0.9877</text:p>
          </table:table-cell>
          <table:table-cell table:formula="of:=1-[.G12]" office:value-type="float" office:value="0.0122530792393011">
            <text:p>0.012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(1-([.C13]-1)/[.$E$6])" office:value-type="float" office:value="0.991780821917808">
            <text:p>0.9918</text:p>
          </table:table-cell>
          <table:table-cell table:formula="of:=[.E12]*[.D13]" office:value-type="float" office:value="0.98364408753345">
            <text:p>0.9836</text:p>
          </table:table-cell>
          <table:table-cell table:formula="of:=1-[.E13]" office:value-type="float" office:value="0.0163559124665502">
            <text:p>0.0164</text:p>
          </table:table-cell>
          <table:table-cell table:formula="of:=EXP(-[.C13]*[.C13]/(2*[.$E$6]))" office:value-type="float" office:value="0.978320641662537">
            <text:p>0.9783</text:p>
          </table:table-cell>
          <table:table-cell table:formula="of:=1-[.G13]" office:value-type="float" office:value="0.0216793583374634">
            <text:p>0.021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(1-([.C14]-1)/[.$E$6])" office:value-type="float" office:value="0.989041095890411">
            <text:p>0.9890</text:p>
          </table:table-cell>
          <table:table-cell table:formula="of:=[.E13]*[.D14]" office:value-type="float" office:value="0.972864426300207">
            <text:p>0.9729</text:p>
          </table:table-cell>
          <table:table-cell table:formula="of:=1-[.E14]" office:value-type="float" office:value="0.0271355736997935">
            <text:p>0.0271</text:p>
          </table:table-cell>
          <table:table-cell table:formula="of:=EXP(-[.C14]*[.C14]/(2*[.$E$6]))" office:value-type="float" office:value="0.966333201318802">
            <text:p>0.9663</text:p>
          </table:table-cell>
          <table:table-cell table:formula="of:=1-[.G14]" office:value-type="float" office:value="0.0336667986811984">
            <text:p>0.0337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(1-([.C15]-1)/[.$E$6])" office:value-type="float" office:value="0.986301369863014">
            <text:p>0.9863</text:p>
          </table:table-cell>
          <table:table-cell table:formula="of:=[.E14]*[.D15]" office:value-type="float" office:value="0.959537516350889">
            <text:p>0.9595</text:p>
          </table:table-cell>
          <table:table-cell table:formula="of:=1-[.E15]" office:value-type="float" office:value="0.0404624836491114">
            <text:p>0.0405</text:p>
          </table:table-cell>
          <table:table-cell table:formula="of:=EXP(-[.C15]*[.C15]/(2*[.$E$6]))" office:value-type="float" office:value="0.951881174680433">
            <text:p>0.9519</text:p>
          </table:table-cell>
          <table:table-cell table:formula="of:=1-[.G15]" office:value-type="float" office:value="0.0481188253195667">
            <text:p>0.0481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(1-([.C16]-1)/[.$E$6])" office:value-type="float" office:value="0.983561643835616">
            <text:p>0.9836</text:p>
          </table:table-cell>
          <table:table-cell table:formula="of:=[.E15]*[.D16]" office:value-type="float" office:value="0.943764296904025">
            <text:p>0.9438</text:p>
          </table:table-cell>
          <table:table-cell table:formula="of:=1-[.E16]" office:value-type="float" office:value="0.0562357030959754">
            <text:p>0.0562</text:p>
          </table:table-cell>
          <table:table-cell table:formula="of:=EXP(-[.C16]*[.C16]/(2*[.$E$6]))" office:value-type="float" office:value="0.935079910405377">
            <text:p>0.9351</text:p>
          </table:table-cell>
          <table:table-cell table:formula="of:=1-[.G16]" office:value-type="float" office:value="0.0649200895946231">
            <text:p>0.0649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(1-([.C17]-1)/[.$E$6])" office:value-type="float" office:value="0.980821917808219">
            <text:p>0.9808</text:p>
          </table:table-cell>
          <table:table-cell table:formula="of:=[.E16]*[.D17]" office:value-type="float" office:value="0.925664707648331">
            <text:p>0.9257</text:p>
          </table:table-cell>
          <table:table-cell table:formula="of:=1-[.E17]" office:value-type="float" office:value="0.074335292351669">
            <text:p>0.0743</text:p>
          </table:table-cell>
          <table:table-cell table:formula="of:=EXP(-[.C17]*[.C17]/(2*[.$E$6]))" office:value-type="float" office:value="0.916061998289108">
            <text:p>0.9161</text:p>
          </table:table-cell>
          <table:table-cell table:formula="of:=1-[.G17]" office:value-type="float" office:value="0.0839380017108915">
            <text:p>0.0839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(1-([.C18]-1)/[.$E$6])" office:value-type="float" office:value="0.978082191780822">
            <text:p>0.9781</text:p>
          </table:table-cell>
          <table:table-cell table:formula="of:=[.E17]*[.D18]" office:value-type="float" office:value="0.905376166110833">
            <text:p>0.9054</text:p>
          </table:table-cell>
          <table:table-cell table:formula="of:=1-[.E18]" office:value-type="float" office:value="0.0946238338891667">
            <text:p>0.0946</text:p>
          </table:table-cell>
          <table:table-cell table:formula="of:=EXP(-[.C18]*[.C18]/(2*[.$E$6]))" office:value-type="float" office:value="0.89497552798951">
            <text:p>0.8950</text:p>
          </table:table-cell>
          <table:table-cell table:formula="of:=1-[.G18]" office:value-type="float" office:value="0.10502447201049">
            <text:p>0.105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1-([.C19]-1)/[.$E$6])" office:value-type="float" office:value="0.975342465753425">
            <text:p>0.9753</text:p>
          </table:table-cell>
          <table:table-cell table:formula="of:=[.E18]*[.D19]" office:value-type="float" office:value="0.883051822288922">
            <text:p>0.8831</text:p>
          </table:table-cell>
          <table:table-cell table:formula="of:=1-[.E19]" office:value-type="float" office:value="0.116948177711078">
            <text:p>0.1169</text:p>
          </table:table-cell>
          <table:table-cell table:formula="of:=EXP(-[.C19]*[.C19]/(2*[.$E$6]))" office:value-type="float" office:value="0.871982171011542">
            <text:p>0.8720</text:p>
          </table:table-cell>
          <table:table-cell table:formula="of:=1-[.G19]" office:value-type="float" office:value="0.128017828988458">
            <text:p>0.128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(1-([.C20]-1)/[.$E$6])" office:value-type="float" office:value="0.972602739726027">
            <text:p>0.9726</text:p>
          </table:table-cell>
          <table:table-cell table:formula="of:=[.E19]*[.D20]" office:value-type="float" office:value="0.858858621678267">
            <text:p>0.8589</text:p>
          </table:table-cell>
          <table:table-cell table:formula="of:=1-[.E20]" office:value-type="float" office:value="0.141141378321733">
            <text:p>0.1411</text:p>
          </table:table-cell>
          <table:table-cell table:formula="of:=EXP(-[.C20]*[.C20]/(2*[.$E$6]))" office:value-type="float" office:value="0.847255120656747">
            <text:p>0.8473</text:p>
          </table:table-cell>
          <table:table-cell table:formula="of:=1-[.G20]" office:value-type="float" office:value="0.152744879343253">
            <text:p>0.1527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(1-([.C21]-1)/[.$E$6])" office:value-type="float" office:value="0.96986301369863">
            <text:p>0.9699</text:p>
          </table:table-cell>
          <table:table-cell table:formula="of:=[.E20]*[.D21]" office:value-type="float" office:value="0.832975211161936">
            <text:p>0.8330</text:p>
          </table:table-cell>
          <table:table-cell table:formula="of:=1-[.E21]" office:value-type="float" office:value="0.167024788838064">
            <text:p>0.1670</text:p>
          </table:table-cell>
          <table:table-cell table:formula="of:=EXP(-[.C21]*[.C21]/(2*[.$E$6]))" office:value-type="float" office:value="0.820976926576618">
            <text:p>0.8210</text:p>
          </table:table-cell>
          <table:table-cell table:formula="of:=1-[.G21]" office:value-type="float" office:value="0.179023073423382">
            <text:p>0.179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(1-([.C22]-1)/[.$E$6])" office:value-type="float" office:value="0.967123287671233">
            <text:p>0.9671</text:p>
          </table:table-cell>
          <table:table-cell table:formula="of:=[.E21]*[.D22]" office:value-type="float" office:value="0.80558972476757">
            <text:p>0.8056</text:p>
          </table:table-cell>
          <table:table-cell table:formula="of:=1-[.E22]" office:value-type="float" office:value="0.194410275232429">
            <text:p>0.1944</text:p>
          </table:table-cell>
          <table:table-cell table:formula="of:=EXP(-[.C22]*[.C22]/(2*[.$E$6]))" office:value-type="float" office:value="0.793337261667655">
            <text:p>0.7933</text:p>
          </table:table-cell>
          <table:table-cell table:formula="of:=1-[.G22]" office:value-type="float" office:value="0.206662738332345">
            <text:p>0.2067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(1-([.C23]-1)/[.$E$6])" office:value-type="float" office:value="0.964383561643836">
            <text:p>0.9644</text:p>
          </table:table-cell>
          <table:table-cell table:formula="of:=[.E22]*[.D23]" office:value-type="float" office:value="0.776897487995027">
            <text:p>0.7769</text:p>
          </table:table-cell>
          <table:table-cell table:formula="of:=1-[.E23]" office:value-type="float" office:value="0.223102512004973">
            <text:p>0.2231</text:p>
          </table:table-cell>
          <table:table-cell table:formula="of:=EXP(-[.C23]*[.C23]/(2*[.$E$6]))" office:value-type="float" office:value="0.764530659303283">
            <text:p>0.7645</text:p>
          </table:table-cell>
          <table:table-cell table:formula="of:=1-[.G23]" office:value-type="float" office:value="0.235469340696717">
            <text:p>0.2355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(1-([.C24]-1)/[.$E$6])" office:value-type="float" office:value="0.961643835616438">
            <text:p>0.9616</text:p>
          </table:table-cell>
          <table:table-cell table:formula="of:=[.E23]*[.D24]" office:value-type="float" office:value="0.747098680236314">
            <text:p>0.7471</text:p>
          </table:table-cell>
          <table:table-cell table:formula="of:=1-[.E24]" office:value-type="float" office:value="0.252901319763686">
            <text:p>0.2529</text:p>
          </table:table-cell>
          <table:table-cell table:formula="of:=EXP(-[.C24]*[.C24]/(2*[.$E$6]))" office:value-type="float" office:value="0.734754258330115">
            <text:p>0.7348</text:p>
          </table:table-cell>
          <table:table-cell table:formula="of:=1-[.G24]" office:value-type="float" office:value="0.265245741669885">
            <text:p>0.2652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(1-([.C25]-1)/[.$E$6])" office:value-type="float" office:value="0.958904109589041">
            <text:p>0.9589</text:p>
          </table:table-cell>
          <table:table-cell table:formula="of:=[.E24]*[.D25]" office:value-type="float" office:value="0.71639599474715">
            <text:p>0.7164</text:p>
          </table:table-cell>
          <table:table-cell table:formula="of:=1-[.E25]" office:value-type="float" office:value="0.28360400525285">
            <text:p>0.2836</text:p>
          </table:table-cell>
          <table:table-cell table:formula="of:=EXP(-[.C25]*[.C25]/(2*[.$E$6]))" office:value-type="float" office:value="0.704205591901405">
            <text:p>0.7042</text:p>
          </table:table-cell>
          <table:table-cell table:formula="of:=1-[.G25]" office:value-type="float" office:value="0.295794408098595">
            <text:p>0.2958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(1-([.C26]-1)/[.$E$6])" office:value-type="float" office:value="0.956164383561644">
            <text:p>0.9562</text:p>
          </table:table-cell>
          <table:table-cell table:formula="of:=[.E25]*[.D26]" office:value-type="float" office:value="0.684992334703439">
            <text:p>0.6850</text:p>
          </table:table-cell>
          <table:table-cell table:formula="of:=1-[.E26]" office:value-type="float" office:value="0.315007665296561">
            <text:p>0.3150</text:p>
          </table:table-cell>
          <table:table-cell table:formula="of:=EXP(-[.C26]*[.C26]/(2*[.$E$6]))" office:value-type="float" office:value="0.673080454137317">
            <text:p>0.6731</text:p>
          </table:table-cell>
          <table:table-cell table:formula="of:=1-[.G26]" office:value-type="float" office:value="0.326919545862683">
            <text:p>0.3269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(1-([.C27]-1)/[.$E$6])" office:value-type="float" office:value="0.953424657534247">
            <text:p>0.9534</text:p>
          </table:table-cell>
          <table:table-cell table:formula="of:=[.E26]*[.D27]" office:value-type="float" office:value="0.653088582128211">
            <text:p>0.6531</text:p>
          </table:table-cell>
          <table:table-cell table:formula="of:=1-[.E27]" office:value-type="float" office:value="0.346911417871789">
            <text:p>0.3469</text:p>
          </table:table-cell>
          <table:table-cell table:formula="of:=EXP(-[.C27]*[.C27]/(2*[.$E$6]))" office:value-type="float" office:value="0.641570875865167">
            <text:p>0.6416</text:p>
          </table:table-cell>
          <table:table-cell table:formula="of:=1-[.G27]" office:value-type="float" office:value="0.358429124134833">
            <text:p>0.3584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(1-([.C28]-1)/[.$E$6])" office:value-type="float" office:value="0.950684931506849">
            <text:p>0.9507</text:p>
          </table:table-cell>
          <table:table-cell table:formula="of:=[.E27]*[.D28]" office:value-type="float" office:value="0.620881473968463">
            <text:p>0.6209</text:p>
          </table:table-cell>
          <table:table-cell table:formula="of:=1-[.E28]" office:value-type="float" office:value="0.379118526031537">
            <text:p>0.3791</text:p>
          </table:table-cell>
          <table:table-cell table:formula="of:=EXP(-[.C28]*[.C28]/(2*[.$E$6]))" office:value-type="float" office:value="0.609863237393888">
            <text:p>0.6099</text:p>
          </table:table-cell>
          <table:table-cell table:formula="of:=1-[.G28]" office:value-type="float" office:value="0.390136762606111">
            <text:p>0.3901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1-([.C29]-1)/[.$E$6])" office:value-type="float" office:value="0.947945205479452">
            <text:p>0.9479</text:p>
          </table:table-cell>
          <table:table-cell table:formula="of:=[.E28]*[.D29]" office:value-type="float" office:value="0.58856161641942">
            <text:p>0.5886</text:p>
          </table:table-cell>
          <table:table-cell table:formula="of:=1-[.E29]" office:value-type="float" office:value="0.41143838358058">
            <text:p>0.4114</text:p>
          </table:table-cell>
          <table:table-cell table:formula="of:=EXP(-[.C29]*[.C29]/(2*[.$E$6]))" office:value-type="float" office:value="0.578136542517284">
            <text:p>0.5781</text:p>
          </table:table-cell>
          <table:table-cell table:formula="of:=1-[.G29]" office:value-type="float" office:value="0.421863457482716">
            <text:p>0.4219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(1-([.C30]-1)/[.$E$6])" office:value-type="float" office:value="0.945205479452055">
            <text:p>0.9452</text:p>
          </table:table-cell>
          <table:table-cell table:formula="of:=[.E29]*[.D30]" office:value-type="float" office:value="0.556311664834794">
            <text:p>0.5563</text:p>
          </table:table-cell>
          <table:table-cell table:formula="of:=1-[.E30]" office:value-type="float" office:value="0.443688335165206">
            <text:p>0.4437</text:p>
          </table:table-cell>
          <table:table-cell table:formula="of:=EXP(-[.C30]*[.C30]/(2*[.$E$6]))" office:value-type="float" office:value="0.546560873830382">
            <text:p>0.5466</text:p>
          </table:table-cell>
          <table:table-cell table:formula="of:=1-[.G30]" office:value-type="float" office:value="0.453439126169618">
            <text:p>0.4534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(1-([.C31]-1)/[.$E$6])" office:value-type="float" office:value="0.942465753424658">
            <text:p>0.9425</text:p>
          </table:table-cell>
          <table:table-cell table:formula="of:=[.E30]*[.D31]" office:value-type="float" office:value="0.52430469233745">
            <text:p>0.5243</text:p>
          </table:table-cell>
          <table:table-cell table:formula="of:=1-[.E31]" office:value-type="float" office:value="0.47569530766255">
            <text:p>0.4757</text:p>
          </table:table-cell>
          <table:table-cell table:formula="of:=EXP(-[.C31]*[.C31]/(2*[.$E$6]))" office:value-type="float" office:value="0.51529604509686">
            <text:p>0.5153</text:p>
          </table:table-cell>
          <table:table-cell table:formula="of:=1-[.G31]" office:value-type="float" office:value="0.48470395490314">
            <text:p>0.4847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(1-([.C32]-1)/[.$E$6])" office:value-type="float" office:value="0.93972602739726">
            <text:p>0.9397</text:p>
          </table:table-cell>
          <table:table-cell table:formula="of:=[.E31]*[.D32]" office:value-type="float" office:value="0.492702765676015">
            <text:p>0.4927</text:p>
          </table:table-cell>
          <table:table-cell table:formula="of:=1-[.E32]" office:value-type="float" office:value="0.507297234323985">
            <text:p>0.5073</text:p>
          </table:table-cell>
          <table:table-cell table:formula="of:=EXP(-[.C32]*[.C32]/(2*[.$E$6]))" office:value-type="float" office:value="0.484490461938483">
            <text:p>0.4845</text:p>
          </table:table-cell>
          <table:table-cell table:formula="of:=1-[.G32]" office:value-type="float" office:value="0.515509538061517">
            <text:p>0.5155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(1-([.C33]-1)/[.$E$6])" office:value-type="float" office:value="0.936986301369863">
            <text:p>0.9370</text:p>
          </table:table-cell>
          <table:table-cell table:formula="of:=[.E32]*[.D33]" office:value-type="float" office:value="0.461655742085471">
            <text:p>0.4617</text:p>
          </table:table-cell>
          <table:table-cell table:formula="of:=1-[.E33]" office:value-type="float" office:value="0.538344257914529">
            <text:p>0.5383</text:p>
          </table:table-cell>
          <table:table-cell table:formula="of:=EXP(-[.C33]*[.C33]/(2*[.$E$6]))" office:value-type="float" office:value="0.454280197642861">
            <text:p>0.4543</text:p>
          </table:table-cell>
          <table:table-cell table:formula="of:=1-[.G33]" office:value-type="float" office:value="0.545719802357139">
            <text:p>0.5457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(1-([.C34]-1)/[.$E$6])" office:value-type="float" office:value="0.934246575342466">
            <text:p>0.9342</text:p>
          </table:table-cell>
          <table:table-cell table:formula="of:=[.E33]*[.D34]" office:value-type="float" office:value="0.431300296030536">
            <text:p>0.4313</text:p>
          </table:table-cell>
          <table:table-cell table:formula="of:=1-[.E34]" office:value-type="float" office:value="0.568699703969464">
            <text:p>0.5687</text:p>
          </table:table-cell>
          <table:table-cell table:formula="of:=EXP(-[.C34]*[.C34]/(2*[.$E$6]))" office:value-type="float" office:value="0.424788286510824">
            <text:p>0.4248</text:p>
          </table:table-cell>
          <table:table-cell table:formula="of:=1-[.G34]" office:value-type="float" office:value="0.575211713489176">
            <text:p>0.5752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(1-([.C35]-1)/[.$E$6])" office:value-type="float" office:value="0.931506849315068">
            <text:p>0.9315</text:p>
          </table:table-cell>
          <table:table-cell table:formula="of:=[.E34]*[.D35]" office:value-type="float" office:value="0.401759179864061">
            <text:p>0.4018</text:p>
          </table:table-cell>
          <table:table-cell table:formula="of:=1-[.E35]" office:value-type="float" office:value="0.598240820135939">
            <text:p>0.5982</text:p>
          </table:table-cell>
          <table:table-cell table:formula="of:=EXP(-[.C35]*[.C35]/(2*[.$E$6]))" office:value-type="float" office:value="0.396124232988175">
            <text:p>0.3961</text:p>
          </table:table-cell>
          <table:table-cell table:formula="of:=1-[.G35]" office:value-type="float" office:value="0.603875767011825">
            <text:p>0.6039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(1-([.C36]-1)/[.$E$6])" office:value-type="float" office:value="0.928767123287671">
            <text:p>0.9288</text:p>
          </table:table-cell>
          <table:table-cell table:formula="of:=[.E35]*[.D36]" office:value-type="float" office:value="0.373140717736758">
            <text:p>0.3731</text:p>
          </table:table-cell>
          <table:table-cell table:formula="of:=1-[.E36]" office:value-type="float" office:value="0.626859282263242">
            <text:p>0.6269</text:p>
          </table:table-cell>
          <table:table-cell table:formula="of:=EXP(-[.C36]*[.C36]/(2*[.$E$6]))" office:value-type="float" office:value="0.368383730936492">
            <text:p>0.3684</text:p>
          </table:table-cell>
          <table:table-cell table:formula="of:=1-[.G36]" office:value-type="float" office:value="0.631616269063507">
            <text:p>0.6316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(1-([.C37]-1)/[.$E$6])" office:value-type="float" office:value="0.926027397260274">
            <text:p>0.9260</text:p>
          </table:table-cell>
          <table:table-cell table:formula="of:=[.E36]*[.D37]" office:value-type="float" office:value="0.345538527657601">
            <text:p>0.3455</text:p>
          </table:table-cell>
          <table:table-cell table:formula="of:=1-[.E37]" office:value-type="float" office:value="0.654461472342399">
            <text:p>0.6545</text:p>
          </table:table-cell>
          <table:table-cell table:formula="of:=EXP(-[.C37]*[.C37]/(2*[.$E$6]))" office:value-type="float" office:value="0.341648583869023">
            <text:p>0.3416</text:p>
          </table:table-cell>
          <table:table-cell table:formula="of:=1-[.G37]" office:value-type="float" office:value="0.658351416130977">
            <text:p>0.6584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(1-([.C38]-1)/[.$E$6])" office:value-type="float" office:value="0.923287671232877">
            <text:p>0.9233</text:p>
          </table:table-cell>
          <table:table-cell table:formula="of:=[.E37]*[.D38]" office:value-type="float" office:value="0.319031462522223">
            <text:p>0.3190</text:p>
          </table:table-cell>
          <table:table-cell table:formula="of:=1-[.E38]" office:value-type="float" office:value="0.680968537477777">
            <text:p>0.6810</text:p>
          </table:table-cell>
          <table:table-cell table:formula="of:=EXP(-[.C38]*[.C38]/(2*[.$E$6]))" office:value-type="float" office:value="0.315986813871523">
            <text:p>0.3160</text:p>
          </table:table-cell>
          <table:table-cell table:formula="of:=1-[.G38]" office:value-type="float" office:value="0.684013186128477">
            <text:p>0.684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1-([.C39]-1)/[.$E$6])" office:value-type="float" office:value="0.920547945205479">
            <text:p>0.9205</text:p>
          </table:table-cell>
          <table:table-cell table:formula="of:=[.E38]*[.D39]" office:value-type="float" office:value="0.293683757280731">
            <text:p>0.2937</text:p>
          </table:table-cell>
          <table:table-cell table:formula="of:=1-[.E39]" office:value-type="float" office:value="0.706316242719269">
            <text:p>0.7063</text:p>
          </table:table-cell>
          <table:table-cell table:formula="of:=EXP(-[.C39]*[.C39]/(2*[.$E$6]))" office:value-type="float" office:value="0.291452944289932">
            <text:p>0.2915</text:p>
          </table:table-cell>
          <table:table-cell table:formula="of:=1-[.G39]" office:value-type="float" office:value="0.708547055710068">
            <text:p>0.7085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(1-([.C40]-1)/[.$E$6])" office:value-type="float" office:value="0.917808219178082">
            <text:p>0.9178</text:p>
          </table:table-cell>
          <table:table-cell table:formula="of:=[.E39]*[.D40]" office:value-type="float" office:value="0.269545366271356">
            <text:p>0.2695</text:p>
          </table:table-cell>
          <table:table-cell table:formula="of:=1-[.E40]" office:value-type="float" office:value="0.730454633728644">
            <text:p>0.7305</text:p>
          </table:table-cell>
          <table:table-cell table:formula="of:=EXP(-[.C40]*[.C40]/(2*[.$E$6]))" office:value-type="float" office:value="0.268088439127351">
            <text:p>0.2681</text:p>
          </table:table-cell>
          <table:table-cell table:formula="of:=1-[.G40]" office:value-type="float" office:value="0.731911560872649">
            <text:p>0.7319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(1-([.C41]-1)/[.$E$6])" office:value-type="float" office:value="0.915068493150685">
            <text:p>0.9151</text:p>
          </table:table-cell>
          <table:table-cell table:formula="of:=[.E40]*[.D41]" office:value-type="float" office:value="0.246652472149679">
            <text:p>0.2467</text:p>
          </table:table-cell>
          <table:table-cell table:formula="of:=1-[.E41]" office:value-type="float" office:value="0.753347527850321">
            <text:p>0.7533</text:p>
          </table:table-cell>
          <table:table-cell table:formula="of:=EXP(-[.C41]*[.C41]/(2*[.$E$6]))" office:value-type="float" office:value="0.245922280467176">
            <text:p>0.2459</text:p>
          </table:table-cell>
          <table:table-cell table:formula="of:=1-[.G41]" office:value-type="float" office:value="0.754077719532824">
            <text:p>0.7541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(1-([.C42]-1)/[.$E$6])" office:value-type="float" office:value="0.912328767123288">
            <text:p>0.9123</text:p>
          </table:table-cell>
          <table:table-cell table:formula="of:=[.E41]*[.D42]" office:value-type="float" office:value="0.225028145824228">
            <text:p>0.2250</text:p>
          </table:table-cell>
          <table:table-cell table:formula="of:=1-[.E42]" office:value-type="float" office:value="0.774971854175772">
            <text:p>0.7750</text:p>
          </table:table-cell>
          <table:table-cell table:formula="of:=EXP(-[.C42]*[.C42]/(2*[.$E$6]))" office:value-type="float" office:value="0.2249716641279">
            <text:p>0.2250</text:p>
          </table:table-cell>
          <table:table-cell table:formula="of:=1-[.G42]" office:value-type="float" office:value="0.7750283358721">
            <text:p>0.775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(1-([.C43]-1)/[.$E$6])" office:value-type="float" office:value="0.90958904109589">
            <text:p>0.9096</text:p>
          </table:table-cell>
          <table:table-cell table:formula="of:=[.E42]*[.D43]" office:value-type="float" office:value="0.204683135379846">
            <text:p>0.2047</text:p>
          </table:table-cell>
          <table:table-cell table:formula="of:=1-[.E43]" office:value-type="float" office:value="0.795316864620154">
            <text:p>0.7953</text:p>
          </table:table-cell>
          <table:table-cell table:formula="of:=EXP(-[.C43]*[.C43]/(2*[.$E$6]))" office:value-type="float" office:value="0.205242793145099">
            <text:p>0.2052</text:p>
          </table:table-cell>
          <table:table-cell table:formula="of:=1-[.G43]" office:value-type="float" office:value="0.794757206854901">
            <text:p>0.7948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(1-([.C44]-1)/[.$E$6])" office:value-type="float" office:value="0.906849315068493">
            <text:p>0.9068</text:p>
          </table:table-cell>
          <table:table-cell table:formula="of:=[.E43]*[.D44]" office:value-type="float" office:value="0.185616761125285">
            <text:p>0.1856</text:p>
          </table:table-cell>
          <table:table-cell table:formula="of:=1-[.E44]" office:value-type="float" office:value="0.814383238874715">
            <text:p>0.8144</text:p>
          </table:table-cell>
          <table:table-cell table:formula="of:=EXP(-[.C44]*[.C44]/(2*[.$E$6]))" office:value-type="float" office:value="0.186731748542366">
            <text:p>0.1867</text:p>
          </table:table-cell>
          <table:table-cell table:formula="of:=1-[.G44]" office:value-type="float" office:value="0.813268251457634">
            <text:p>0.8133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(1-([.C45]-1)/[.$E$6])" office:value-type="float" office:value="0.904109589041096">
            <text:p>0.9041</text:p>
          </table:table-cell>
          <table:table-cell table:formula="of:=[.E44]*[.D45]" office:value-type="float" office:value="0.16781789362012">
            <text:p>0.1678</text:p>
          </table:table-cell>
          <table:table-cell table:formula="of:=1-[.E45]" office:value-type="float" office:value="0.83218210637988">
            <text:p>0.8322</text:p>
          </table:table-cell>
          <table:table-cell table:formula="of:=EXP(-[.C45]*[.C45]/(2*[.$E$6]))" office:value-type="float" office:value="0.169425417159856">
            <text:p>0.1694</text:p>
          </table:table-cell>
          <table:table-cell table:formula="of:=1-[.G45]" office:value-type="float" office:value="0.830574582840144">
            <text:p>0.8306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(1-([.C46]-1)/[.$E$6])" office:value-type="float" office:value="0.901369863013699">
            <text:p>0.9014</text:p>
          </table:table-cell>
          <table:table-cell table:formula="of:=[.E45]*[.D46]" office:value-type="float" office:value="0.151265991783615">
            <text:p>0.1513</text:p>
          </table:table-cell>
          <table:table-cell table:formula="of:=1-[.E46]" office:value-type="float" office:value="0.848734008216385">
            <text:p>0.8487</text:p>
          </table:table-cell>
          <table:table-cell table:formula="of:=EXP(-[.C46]*[.C46]/(2*[.$E$6]))" office:value-type="float" office:value="0.153302457012589">
            <text:p>0.1533</text:p>
          </table:table-cell>
          <table:table-cell table:formula="of:=1-[.G46]" office:value-type="float" office:value="0.846697542987411">
            <text:p>0.8467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(1-([.C47]-1)/[.$E$6])" office:value-type="float" office:value="0.898630136986301">
            <text:p>0.8986</text:p>
          </table:table-cell>
          <table:table-cell table:formula="of:=[.E46]*[.D47]" office:value-type="float" office:value="0.135932178917879">
            <text:p>0.1359</text:p>
          </table:table-cell>
          <table:table-cell table:formula="of:=1-[.E47]" office:value-type="float" office:value="0.864067821082121">
            <text:p>0.8641</text:p>
          </table:table-cell>
          <table:table-cell table:formula="of:=EXP(-[.C47]*[.C47]/(2*[.$E$6]))" office:value-type="float" office:value="0.138334281699941">
            <text:p>0.1383</text:p>
          </table:table-cell>
          <table:table-cell table:formula="of:=1-[.G47]" office:value-type="float" office:value="0.861665718300059">
            <text:p>0.8617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(1-([.C48]-1)/[.$E$6])" office:value-type="float" office:value="0.895890410958904">
            <text:p>0.8959</text:p>
          </table:table-cell>
          <table:table-cell table:formula="of:=[.E47]*[.D48]" office:value-type="float" office:value="0.121780335633278">
            <text:p>0.1218</text:p>
          </table:table-cell>
          <table:table-cell table:formula="of:=1-[.E48]" office:value-type="float" office:value="0.878219664366722">
            <text:p>0.8782</text:p>
          </table:table-cell>
          <table:table-cell table:formula="of:=EXP(-[.C48]*[.C48]/(2*[.$E$6]))" office:value-type="float" office:value="0.12448604672756">
            <text:p>0.1245</text:p>
          </table:table-cell>
          <table:table-cell table:formula="of:=1-[.G48]" office:value-type="float" office:value="0.87551395327244">
            <text:p>0.8755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(1-([.C49]-1)/[.$E$6])" office:value-type="float" office:value="0.893150684931507">
            <text:p>0.8932</text:p>
          </table:table-cell>
          <table:table-cell table:formula="of:=[.E48]*[.D49]" office:value-type="float" office:value="0.108768190182051">
            <text:p>0.1088</text:p>
          </table:table-cell>
          <table:table-cell table:formula="of:=1-[.E49]" office:value-type="float" office:value="0.891231809817949">
            <text:p>0.8912</text:p>
          </table:table-cell>
          <table:table-cell table:formula="of:=EXP(-[.C49]*[.C49]/(2*[.$E$6]))" office:value-type="float" office:value="0.111717622175412">
            <text:p>0.1117</text:p>
          </table:table-cell>
          <table:table-cell table:formula="of:=1-[.G49]" office:value-type="float" office:value="0.888282377824588">
            <text:p>0.8883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(1-([.C50]-1)/[.$E$6])" office:value-type="float" office:value="0.89041095890411">
            <text:p>0.8904</text:p>
          </table:table-cell>
          <table:table-cell table:formula="of:=[.E49]*[.D50]" office:value-type="float" office:value="0.0968483885182646">
            <text:p>0.0968</text:p>
          </table:table-cell>
          <table:table-cell table:formula="of:=1-[.E50]" office:value-type="float" office:value="0.903151611481735">
            <text:p>0.9032</text:p>
          </table:table-cell>
          <table:table-cell table:formula="of:=EXP(-[.C50]*[.C50]/(2*[.$E$6]))" office:value-type="float" office:value="0.099984537892172">
            <text:p>0.1000</text:p>
          </table:table-cell>
          <table:table-cell table:formula="of:=1-[.G50]" office:value-type="float" office:value="0.900015462107828">
            <text:p>0.90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(1-([.C51]-1)/[.$E$6])" office:value-type="float" office:value="0.887671232876712">
            <text:p>0.8877</text:p>
          </table:table-cell>
          <table:table-cell table:formula="of:=[.E50]*[.D51]" office:value-type="float" office:value="0.0859695284381308">
            <text:p>0.0860</text:p>
          </table:table-cell>
          <table:table-cell table:formula="of:=1-[.E51]" office:value-type="float" office:value="0.914030471561869">
            <text:p>0.9140</text:p>
          </table:table-cell>
          <table:table-cell table:formula="of:=EXP(-[.C51]*[.C51]/(2*[.$E$6]))" office:value-type="float" office:value="0.0892388892592479">
            <text:p>0.0892</text:p>
          </table:table-cell>
          <table:table-cell table:formula="of:=1-[.G51]" office:value-type="float" office:value="0.910761110740752">
            <text:p>0.9108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(1-([.C52]-1)/[.$E$6])" office:value-type="float" office:value="0.884931506849315">
            <text:p>0.8849</text:p>
          </table:table-cell>
          <table:table-cell table:formula="of:=[.E51]*[.D52]" office:value-type="float" office:value="0.0760771443438801">
            <text:p>0.0761</text:p>
          </table:table-cell>
          <table:table-cell table:formula="of:=1-[.E52]" office:value-type="float" office:value="0.92392285565612">
            <text:p>0.9239</text:p>
          </table:table-cell>
          <table:table-cell table:formula="of:=EXP(-[.C52]*[.C52]/(2*[.$E$6]))" office:value-type="float" office:value="0.0794301934923773">
            <text:p>0.0794</text:p>
          </table:table-cell>
          <table:table-cell table:formula="of:=1-[.G52]" office:value-type="float" office:value="0.920569806507623">
            <text:p>0.9206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(1-([.C53]-1)/[.$E$6])" office:value-type="float" office:value="0.882191780821918">
            <text:p>0.8822</text:p>
          </table:table-cell>
          <table:table-cell table:formula="of:=[.E52]*[.D53]" office:value-type="float" office:value="0.0671146314485737">
            <text:p>0.0671</text:p>
          </table:table-cell>
          <table:table-cell table:formula="of:=1-[.E53]" office:value-type="float" office:value="0.932885368551426">
            <text:p>0.9329</text:p>
          </table:table-cell>
          <table:table-cell table:formula="of:=EXP(-[.C53]*[.C53]/(2*[.$E$6]))" office:value-type="float" office:value="0.0705061883839449">
            <text:p>0.0705</text:p>
          </table:table-cell>
          <table:table-cell table:formula="of:=1-[.G53]" office:value-type="float" office:value="0.929493811616055">
            <text:p>0.9295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(1-([.C54]-1)/[.$E$6])" office:value-type="float" office:value="0.879452054794521">
            <text:p>0.8795</text:p>
          </table:table-cell>
          <table:table-cell table:formula="of:=[.E53]*[.D54]" office:value-type="float" office:value="0.0590241005342251">
            <text:p>0.0590</text:p>
          </table:table-cell>
          <table:table-cell table:formula="of:=1-[.E54]" office:value-type="float" office:value="0.940975899465775">
            <text:p>0.9410</text:p>
          </table:table-cell>
          <table:table-cell table:formula="of:=EXP(-[.C54]*[.C54]/(2*[.$E$6]))" office:value-type="float" office:value="0.0624135672888193">
            <text:p>0.0624</text:p>
          </table:table-cell>
          <table:table-cell table:formula="of:=1-[.G54]" office:value-type="float" office:value="0.937586432711181">
            <text:p>0.9376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(1-([.C55]-1)/[.$E$6])" office:value-type="float" office:value="0.876712328767123">
            <text:p>0.8767</text:p>
          </table:table-cell>
          <table:table-cell table:formula="of:=[.E54]*[.D55]" office:value-type="float" office:value="0.0517471566327453">
            <text:p>0.0517</text:p>
          </table:table-cell>
          <table:table-cell table:formula="of:=1-[.E55]" office:value-type="float" office:value="0.948252843367255">
            <text:p>0.9483</text:p>
          </table:table-cell>
          <table:table-cell table:formula="of:=EXP(-[.C55]*[.C55]/(2*[.$E$6]))" office:value-type="float" office:value="0.0550986459802539">
            <text:p>0.0551</text:p>
          </table:table-cell>
          <table:table-cell table:formula="of:=1-[.G55]" office:value-type="float" office:value="0.944901354019746">
            <text:p>0.9449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(1-([.C56]-1)/[.$E$6])" office:value-type="float" office:value="0.873972602739726">
            <text:p>0.8740</text:p>
          </table:table-cell>
          <table:table-cell table:formula="of:=[.E55]*[.D56]" office:value-type="float" office:value="0.0452255971667007">
            <text:p>0.0452</text:p>
          </table:table-cell>
          <table:table-cell table:formula="of:=1-[.E56]" office:value-type="float" office:value="0.954774402833299">
            <text:p>0.9548</text:p>
          </table:table-cell>
          <table:table-cell table:formula="of:=EXP(-[.C56]*[.C56]/(2*[.$E$6]))" office:value-type="float" office:value="0.0485079587161839">
            <text:p>0.0485</text:p>
          </table:table-cell>
          <table:table-cell table:formula="of:=1-[.G56]" office:value-type="float" office:value="0.951492041283816">
            <text:p>0.9515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(1-([.C57]-1)/[.$E$6])" office:value-type="float" office:value="0.871232876712329">
            <text:p>0.8712</text:p>
          </table:table-cell>
          <table:table-cell table:formula="of:=[.E56]*[.D57]" office:value-type="float" office:value="0.0394020271205775">
            <text:p>0.0394</text:p>
          </table:table-cell>
          <table:table-cell table:formula="of:=1-[.E57]" office:value-type="float" office:value="0.960597972879422">
            <text:p>0.9606</text:p>
          </table:table-cell>
          <table:table-cell table:formula="of:=EXP(-[.C57]*[.C57]/(2*[.$E$6]))" office:value-type="float" office:value="0.0425887824325663">
            <text:p>0.0426</text:p>
          </table:table-cell>
          <table:table-cell table:formula="of:=1-[.G57]" office:value-type="float" office:value="0.957411217567434">
            <text:p>0.9574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(1-([.C58]-1)/[.$E$6])" office:value-type="float" office:value="0.868493150684932">
            <text:p>0.8685</text:p>
          </table:table-cell>
          <table:table-cell table:formula="of:=[.E57]*[.D58]" office:value-type="float" office:value="0.0342203906773235">
            <text:p>0.0342</text:p>
          </table:table-cell>
          <table:table-cell table:formula="of:=1-[.E58]" office:value-type="float" office:value="0.965779609322676">
            <text:p>0.9658</text:p>
          </table:table-cell>
          <table:table-cell table:formula="of:=EXP(-[.C58]*[.C58]/(2*[.$E$6]))" office:value-type="float" office:value="0.0372895893983788">
            <text:p>0.0373</text:p>
          </table:table-cell>
          <table:table-cell table:formula="of:=1-[.G58]" office:value-type="float" office:value="0.962710410601621">
            <text:p>0.9627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(1-([.C59]-1)/[.$E$6])" office:value-type="float" office:value="0.865753424657534">
            <text:p>0.8658</text:p>
          </table:table-cell>
          <table:table-cell table:formula="of:=[.E58]*[.D59]" office:value-type="float" office:value="0.0296264204220116">
            <text:p>0.0296</text:p>
          </table:table-cell>
          <table:table-cell table:formula="of:=1-[.E59]" office:value-type="float" office:value="0.970373579577988">
            <text:p>0.9704</text:p>
          </table:table-cell>
          <table:table-cell table:formula="of:=EXP(-[.C59]*[.C59]/(2*[.$E$6]))" office:value-type="float" office:value="0.032560429912094">
            <text:p>0.0326</text:p>
          </table:table-cell>
          <table:table-cell table:formula="of:=1-[.G59]" office:value-type="float" office:value="0.967439570087906">
            <text:p>0.9674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(1-([.C60]-1)/[.$E$6])" office:value-type="float" office:value="0.863013698630137">
            <text:p>0.8630</text:p>
          </table:table-cell>
          <table:table-cell table:formula="of:=[.E59]*[.D60]" office:value-type="float" office:value="0.0255680066655716">
            <text:p>0.0256</text:p>
          </table:table-cell>
          <table:table-cell table:formula="of:=1-[.E60]" office:value-type="float" office:value="0.974431993334428">
            <text:p>0.9744</text:p>
          </table:table-cell>
          <table:table-cell table:formula="of:=EXP(-[.C60]*[.C60]/(2*[.$E$6]))" office:value-type="float" office:value="0.0283532476835609">
            <text:p>0.0284</text:p>
          </table:table-cell>
          <table:table-cell table:formula="of:=1-[.G60]" office:value-type="float" office:value="0.971646752316439">
            <text:p>0.9716</text:p>
          </table:table-cell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(1-([.C61]-1)/[.$E$6])" office:value-type="float" office:value="0.86027397260274">
            <text:p>0.8603</text:p>
          </table:table-cell>
          <table:table-cell table:formula="of:=[.E60]*[.D61]" office:value-type="float" office:value="0.0219954906657246">
            <text:p>0.0220</text:p>
          </table:table-cell>
          <table:table-cell table:formula="of:=1-[.E61]" office:value-type="float" office:value="0.978004509334275">
            <text:p>0.9780</text:p>
          </table:table-cell>
          <table:table-cell table:formula="of:=EXP(-[.C61]*[.C61]/(2*[.$E$6]))" office:value-type="float" office:value="0.0246221314255847">
            <text:p>0.0246</text:p>
          </table:table-cell>
          <table:table-cell table:formula="of:=1-[.G61]" office:value-type="float" office:value="0.975377868574415">
            <text:p>0.9754</text:p>
          </table:table-cell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(1-([.C62]-1)/[.$E$6])" office:value-type="float" office:value="0.857534246575342">
            <text:p>0.8575</text:p>
          </table:table-cell>
          <table:table-cell table:formula="of:=[.E61]*[.D62]" office:value-type="float" office:value="0.0188618865160872">
            <text:p>0.0189</text:p>
          </table:table-cell>
          <table:table-cell table:formula="of:=1-[.E62]" office:value-type="float" office:value="0.981138113483913">
            <text:p>0.9811</text:p>
          </table:table-cell>
          <table:table-cell table:formula="of:=EXP(-[.C62]*[.C62]/(2*[.$E$6]))" office:value-type="float" office:value="0.0213235068784391">
            <text:p>0.0213</text:p>
          </table:table-cell>
          <table:table-cell table:formula="of:=1-[.G62]" office:value-type="float" office:value="0.978676493121561">
            <text:p>0.9787</text:p>
          </table:table-cell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(1-([.C63]-1)/[.$E$6])" office:value-type="float" office:value="0.854794520547945">
            <text:p>0.8548</text:p>
          </table:table-cell>
          <table:table-cell table:formula="of:=[.E62]*[.D63]" office:value-type="float" office:value="0.0161230372411485">
            <text:p>0.0161</text:p>
          </table:table-cell>
          <table:table-cell table:formula="of:=1-[.E63]" office:value-type="float" office:value="0.983876962758851">
            <text:p>0.9839</text:p>
          </table:table-cell>
          <table:table-cell table:formula="of:=EXP(-[.C63]*[.C63]/(2*[.$E$6]))" office:value-type="float" office:value="0.0184162740147597">
            <text:p>0.0184</text:p>
          </table:table-cell>
          <table:table-cell table:formula="of:=1-[.G63]" office:value-type="float" office:value="0.98158372598524">
            <text:p>0.9816</text:p>
          </table:table-cell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(1-([.C64]-1)/[.$E$6])" office:value-type="float" office:value="0.852054794520548">
            <text:p>0.8521</text:p>
          </table:table-cell>
          <table:table-cell table:formula="of:=[.E63]*[.D64]" office:value-type="float" office:value="0.0137377111835539">
            <text:p>0.0137</text:p>
          </table:table-cell>
          <table:table-cell table:formula="of:=1-[.E64]" office:value-type="float" office:value="0.986262288816446">
            <text:p>0.9863</text:p>
          </table:table-cell>
          <table:table-cell table:formula="of:=EXP(-[.C64]*[.C64]/(2*[.$E$6]))" office:value-type="float" office:value="0.0158618945320513">
            <text:p>0.0159</text:p>
          </table:table-cell>
          <table:table-cell table:formula="of:=1-[.G64]" office:value-type="float" office:value="0.984138105467949">
            <text:p>0.9841</text:p>
          </table:table-cell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(1-([.C65]-1)/[.$E$6])" office:value-type="float" office:value="0.849315068493151">
            <text:p>0.8493</text:p>
          </table:table-cell>
          <table:table-cell table:formula="of:=[.E64]*[.D65]" office:value-type="float" office:value="0.0116676451147992">
            <text:p>0.0117</text:p>
          </table:table-cell>
          <table:table-cell table:formula="of:=1-[.E65]" office:value-type="float" office:value="0.988332354885201">
            <text:p>0.9883</text:p>
          </table:table-cell>
          <table:table-cell table:formula="of:=EXP(-[.C65]*[.C65]/(2*[.$E$6]))" office:value-type="float" office:value="0.0136244349485494">
            <text:p>0.0136</text:p>
          </table:table-cell>
          <table:table-cell table:formula="of:=1-[.G65]" office:value-type="float" office:value="0.986375565051451">
            <text:p>0.9864</text:p>
          </table:table-cell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(1-([.C66]-1)/[.$E$6])" office:value-type="float" office:value="0.846575342465753">
            <text:p>0.8466</text:p>
          </table:table-cell>
          <table:table-cell table:formula="of:=[.E65]*[.D66]" office:value-type="float" office:value="0.00987754065883002">
            <text:p>0.0099</text:p>
          </table:table-cell>
          <table:table-cell table:formula="of:=1-[.E66]" office:value-type="float" office:value="0.99012245934117">
            <text:p>0.9901</text:p>
          </table:table-cell>
          <table:table-cell table:formula="of:=EXP(-[.C66]*[.C66]/(2*[.$E$6]))" office:value-type="float" office:value="0.0116705706906871">
            <text:p>0.0117</text:p>
          </table:table-cell>
          <table:table-cell table:formula="of:=1-[.G66]" office:value-type="float" office:value="0.988329429309313">
            <text:p>0.9883</text:p>
          </table:table-cell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(1-([.C67]-1)/[.$E$6])" office:value-type="float" office:value="0.843835616438356">
            <text:p>0.8438</text:p>
          </table:table-cell>
          <table:table-cell table:formula="of:=[.E66]*[.D67]" office:value-type="float" office:value="0.00833502061073875">
            <text:p>0.0083</text:p>
          </table:table-cell>
          <table:table-cell table:formula="of:=1-[.E67]" office:value-type="float" office:value="0.991664979389261">
            <text:p>0.9917</text:p>
          </table:table-cell>
          <table:table-cell table:formula="of:=EXP(-[.C67]*[.C67]/(2*[.$E$6]))" office:value-type="float" office:value="0.00996955651361809">
            <text:p>0.0100</text:p>
          </table:table-cell>
          <table:table-cell table:formula="of:=1-[.G67]" office:value-type="float" office:value="0.990030443486382">
            <text:p>0.9900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(1-([.C68]-1)/[.$E$6])" office:value-type="float" office:value="0.841095890410959">
            <text:p>0.8411</text:p>
          </table:table-cell>
          <table:table-cell table:formula="of:=[.E67]*[.D68]" office:value-type="float" office:value="0.00701055158218301">
            <text:p>0.0070</text:p>
          </table:table-cell>
          <table:table-cell table:formula="of:=1-[.E68]" office:value-type="float" office:value="0.992989448417817">
            <text:p>0.9930</text:p>
          </table:table-cell>
          <table:table-cell table:formula="of:=EXP(-[.C68]*[.C68]/(2*[.$E$6]))" office:value-type="float" office:value="0.00849316844758028">
            <text:p>0.0085</text:p>
          </table:table-cell>
          <table:table-cell table:formula="of:=1-[.G68]" office:value-type="float" office:value="0.99150683155242">
            <text:p>0.9915</text:p>
          </table:table-cell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(1-([.C69]-1)/[.$E$6])" office:value-type="float" office:value="0.838356164383562">
            <text:p>0.8384</text:p>
          </table:table-cell>
          <table:table-cell table:formula="of:=[.E68]*[.D69]" office:value-type="float" office:value="0.00587733913465206">
            <text:p>0.0059</text:p>
          </table:table-cell>
          <table:table-cell table:formula="of:=1-[.E69]" office:value-type="float" office:value="0.994122660865348">
            <text:p>0.9941</text:p>
          </table:table-cell>
          <table:table-cell table:formula="of:=EXP(-[.C69]*[.C69]/(2*[.$E$6]))" office:value-type="float" office:value="0.00721562222996788">
            <text:p>0.0072</text:p>
          </table:table-cell>
          <table:table-cell table:formula="of:=1-[.G69]" office:value-type="float" office:value="0.992784377770032">
            <text:p>0.992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3/20/2018</text:date>, <text:time>11:0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3-20T09:44:13</meta:creation-date>
    <dc:date>2018-03-20T11:05:16.61</dc:date>
    <dc:creator>RCC RCCD</dc:creator>
    <meta:editing-duration>PT1H5M53S</meta:editing-duration>
    <meta:editing-cycles>1</meta:editing-cycles>
    <meta:document-statistic meta:table-count="3" meta:cell-count="373" meta:object-count="0"/>
    <meta:generator>OpenOffice/4.1.3$Win32 OpenOffice.org_project/413m1$Build-9783</meta:generator>
  </office:meta>
</office:document-meta>
</file>